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9BFE45B016361E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23bc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2e27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rsid="002d06d0" officeooo:paragraph-rsid="002d06d0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2e3ab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302e27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officeooo:rsid="002e3abb" officeooo:paragraph-rsid="00336dd3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36dd3" style:font-size-asian="12pt" style:font-size-complex="12pt"/>
    </style:style>
    <style:style style:name="P1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2d06d0" officeooo:paragraph-rsid="002d06d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5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6" style:family="text">
      <style:text-properties officeooo:rsid="002d06d0"/>
    </style:style>
    <style:style style:name="T7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style:font-name="Arial" fo:font-size="14pt" fo:font-style="normal" style:text-underline-style="none" fo:font-weight="bold" officeooo:rsid="002d06d0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style:font-name="Arial" fo:font-size="11pt" fo:font-style="normal" style:text-underline-style="none" fo:font-weight="normal" officeooo:rsid="002e3ab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officeooo:rsid="00302e2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36dd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DE. IES Haría</text:p>
      <text:p text:style-name="P3">UT<text:span text:style-name="T12">8</text:span>. Actividad <text:span text:style-name="T6">5</text:span></text:p>
      <text:h text:style-name="P14" text:outline-level="1">Preguntas</text:h>
      <text:p text:style-name="P7"><text:span text:style-name="T8">C</text:span><text:span text:style-name="T7">apa física. Tipos de comunicación. Medios físicos y Redes Ethernet</text:span></text:p>
      <text:p text:style-name="P6"/>
      <text:p text:style-name="P6"/>
      <text:p text:style-name="P8"/>
      <text:p text:style-name="P8"/>
      <text:p text:style-name="P9"><text:span text:style-name="T12">1. </text:span>¿En qué estándar se define Ethernet? 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5"/>
          </table:table-cell>
        </table:table-row>
      </table:table>
      <text:p text:style-name="P9"/>
      <text:p text:style-name="P9"><text:span text:style-name="T12">2. </text:span>¿Qué se consigue al trenzar dos cables? 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5"/>
          </table:table-cell>
        </table:table-row>
      </table:table>
      <text:p text:style-name="P8"/>
      <text:p text:style-name="P9"><text:span text:style-name="T12">3. </text:span>¿En qué tipo de cable de par trenzado cada par es apantallado individualmente? 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5"/>
          </table:table-cell>
        </table:table-row>
      </table:table>
      <text:p text:style-name="P8"/>
      <text:p text:style-name="P9"><text:span text:style-name="T12">4. </text:span>¿Qué método de acceso al medio se utiliza en todas las tecnologías Ethernet? 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5"/>
          </table:table-cell>
        </table:table-row>
      </table:table>
      <text:p text:style-name="P9"/>
      <text:p text:style-name="P9"><text:span text:style-name="T12">5. </text:span>¿Qué tipo de cable de par trenzado es el más rígido? 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5"/>
          </table:table-cell>
        </table:table-row>
      </table:table>
      <text:p text:style-name="P8"/>
      <text:p text:style-name="P9"><text:span text:style-name="T12">6. </text:span>¿De qué categoría debería ser el cable de par trenzado de nuestra red si vamos a transmitir a velocidades de 1000Mbps? 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5"/>
          </table:table-cell>
        </table:table-row>
      </table:table>
      <text:p text:style-name="P9"/>
      <text:p text:style-name="P9"><text:span text:style-name="T12">7. </text:span>¿Qué parámetros importantes definen a los canales de comunicación? 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5"/>
          </table:table-cell>
        </table:table-row>
      </table:table>
      <text:p text:style-name="P8"/>
      <text:p text:style-name="P9"><text:span text:style-name="T12">8. </text:span>¿Cómo se llama el conector que se utiliza en los cables de par trenzado <text:span text:style-name="T12">para las redes 100BaseT</text:span>? 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5"/>
          </table:table-cell>
        </table:table-row>
      </table:table>
      <text:p text:style-name="P9"><text:soft-page-break/></text:p>
      <text:p text:style-name="P9"><text:span text:style-name="T12">9. </text:span>¿Por qué fenómeno electromagnético se interfieren dos cables paralelos? 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5"/>
          </table:table-cell>
        </table:table-row>
      </table:table>
      <text:p text:style-name="P8"/>
      <text:p text:style-name="P9"><text:span text:style-name="T12">10. </text:span>Si tenemos un cable coaxial de cuyo hilo de cobre interior tiene un diámetro de 0,8mm y otro que tiene 1,2mm ¿Cuál de los dos tendrá más alcance? 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5"/>
          </table:table-cell>
        </table:table-row>
      </table:table>
      <text:p text:style-name="P8"/>
      <text:p text:style-name="P9"><text:span text:style-name="T12">11. </text:span>¿Qué tipo de elemento de conexión se usa en las redes de cable coaxial para absorber las señales perdidas? 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5"/>
          </table:table-cell>
        </table:table-row>
      </table:table>
      <text:p text:style-name="P9"/>
      <text:p text:style-name="P9"><text:span text:style-name="T12">12. </text:span>¿De qué tres formas se puede clasificar los tipos de transmisión de las señales? 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/>
          </table:table-cell>
        </table:table-row>
      </table:table>
      <text:p text:style-name="P8"/>
      <text:p text:style-name="P9"><text:span text:style-name="T12">13. </text:span>¿En qué tipo de hub no se regenera la señal que se recibe antes de ser reenviada? 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/>
          </table:table-cell>
        </table:table-row>
      </table:table>
      <text:p text:style-name="P9"/>
      <text:p text:style-name="P9"><text:span text:style-name="T12">14. </text:span>¿Qué medio de comunicación de los que hemos visto no utiliza ondas electromagnéticas para transmitir las señales? 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"/>
          </table:table-cell>
        </table:table-row>
      </table:table>
      <text:p text:style-name="P9"/>
      <text:p text:style-name="P9"><text:span text:style-name="T12">15. </text:span>¿En qué modo se realizará la comunicación entre dos estaciones cuando uno de ellos funciona en modo full-duplex y el otro en modo half-duplex? 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"/>
          </table:table-cell>
        </table:table-row>
      </table:table>
      <text:p text:style-name="P8"/>
      <text:p text:style-name="P9"><text:span text:style-name="T12">16. </text:span>De los dos elementos principales de la fibra óptica. ¿Cuál tiene un índice de refracción menor? 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"/>
          </table:table-cell>
        </table:table-row>
      </table:table>
      <text:p text:style-name="P9"/>
      <text:p text:style-name="P9"><text:span text:style-name="T12">17. </text:span>¿Qué parámetro de los medios guiados se ve influido por la atenuación de la señal? 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5"/>
          </table:table-cell>
        </table:table-row>
      </table:table>
      <text:p text:style-name="P8"/>
      <text:p text:style-name="P9"><text:span text:style-name="T12">18. </text:span>¿Qué tipo de fibra óptica tiene un índice de refracción que va en aumento? </text:p>
      <table:table table:name="Tabla15" table:style-name="Tabla15">
        <table:table-column table:style-name="Tabla15.A"/>
        <text:soft-page-break/>
        <table:table-row table:style-name="Tabla15.1">
          <table:table-cell table:style-name="Tabla15.A1" office:value-type="string">
            <text:p text:style-name="P5"/>
          </table:table-cell>
        </table:table-row>
      </table:table>
      <text:p text:style-name="P8"/>
      <text:p text:style-name="P9"><text:span text:style-name="T12">19. </text:span>¿De los <text:span text:style-name="T11">medios de transmisión</text:span> que hemos visto cuál o cuáles podríamos utilizar si <text:span text:style-name="T10">quisiéramos</text:span> transmitir a 600m, 400m, 150m y 90m? 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9"><text:span text:style-name="Source_20_Text"><text:span text:style-name="T5"/></text:span></text:p>
      <text:p text:style-name="P8"/>
      <text:p text:style-name="P9"><text:span text:style-name="T12">20. </text:span>¿Nombra dos ventajas y dos inconvenientes del uso de cable coaxial?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9"/>
      <text:p text:style-name="P9"><text:span text:style-name="T12">21. </text:span>¿Qué tipo de cable de par trenzado no lleva ningún recubrimiento o pantalla protectora? 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/>
          </table:table-cell>
        </table:table-row>
      </table:table>
      <text:p text:style-name="P9"/>
      <text:p text:style-name="P9"><text:span text:style-name="T12">22. </text:span>¿En qué tipo de transmisión de la información se usa un reloj de referencia para sincronizarse emisor y receptor? 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8"/>
      <text:p text:style-name="P9"><text:span text:style-name="T12">23. </text:span>¿Cuál es la forma abreviada de nombrar la tecnología Ethernet que utiliza 4 pares <text:span text:style-name="T10">de cables </text:span>UTP para transmitir a velocidades de 1Gbps?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8"/>
      <text:p text:style-name="P9"><text:span text:style-name="T12">24. </text:span>¿Que tipos de Ethernet que nos permitirían transmitir a velocidades de 10 mbps a una distancia de hasta 300m?¿y si la velocidad requerida fuese de 1Gbps? 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8"/>
      <text:p text:style-name="P9"><text:span text:style-name="T12">25. </text:span>¿A qué se denomina segmento de red?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8"/>
      <text:p text:style-name="P9"><text:span text:style-name="T12">26. </text:span>¿Qué tipo de elemento de conexión se conecta a la tarjeta de red en las redes de cable coaxial?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9"/>
      <text:p text:style-name="P9"><text:span text:style-name="T12">27. </text:span>¿Qué es una tormenta de difusión?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8"/>
      <text:p text:style-name="P11"><text:soft-page-break/><text:span text:style-name="T12">28. </text:span>¿Qué tipo de dispositivo crea una topología lógica en bus y tiene una topología física en estrella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13"/>
          </table:table-cell>
        </table:table-row>
      </table:table>
      <text:p text:style-name="P11"/>
      <text:p text:style-name="P9"><text:span text:style-name="T12">29. </text:span>¿Cómo se llama la forma de interconectar varios hubs entre sí cuando todos ellos se conectan a un hub central?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P9"/>
      <text:p text:style-name="P9"><text:span text:style-name="T12">30. </text:span>¿Qué tipo de conector de fibra óptica suele utilizarse en redes que utilizan tanto cables de par trenzado como de fibra óptica 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9"/>
      <text:p text:style-name="P9"><text:span text:style-name="T12">31. </text:span>¿Qué parámetro de los medios guiados se ve influido por las interferenci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8"/>
      <text:p text:style-name="P9"><text:span text:style-name="T12">32. </text:span>¿Qué diferencias hay entre los hubs y los switch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9"/>
      <text:p text:style-name="P8"><text:span text:style-name="T12">33. </text:span>¿Qué medios de transmisión utilizan ondas electromagnéticas para la transmisión de información?¿Los guiados o los no guiados?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/>
          </table:table-cell>
        </table:table-row>
      </table:table>
      <text:p text:style-name="P1"><text:span text:style-name="Source_20_Text"><text:span text:style-name="T4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1">-A</text:span><text:span text:style-name="MT2">5</text:span><text:span text:style-name="MT1">. </text:span><text:span text:style-name="MT2">Preguntas capa física, medios de comunicación y Ethernet</text:span><text:span text:style-name="MT3"><text:tab/></text:span><text:span text:style-name="MT3"><draw:frame draw:style-name="Mfr1" draw:name="gráficos1" text:anchor-type="as-char" svg:width="2.335cm" svg:height="0.818cm" draw:z-index="3"><draw:image xlink:href="Pictures/10000201000001930000008D9BFE45B016361ECF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5-31T09:11:21.985868649</dc:date>
    <meta:print-date>2007-05-15T10:21:03</meta:print-date>
    <meta:editing-cycles>64</meta:editing-cycles>
    <meta:editing-duration>PT12H10M5S</meta:editing-duration>
    <meta:document-statistic meta:table-count="33" meta:image-count="1" meta:object-count="0" meta:page-count="4" meta:paragraph-count="38" meta:word-count="575" meta:character-count="3312" meta:non-whitespace-character-count="2745"/>
    <meta:user-defined meta:name="Info 1"/>
    <meta:user-defined meta:name="Info 2"/>
    <meta:user-defined meta:name="Info 3"/>
    <meta:user-defined meta:name="Info 4"/>
  </office:meta>
</office:document-meta>
</file>